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9.2mm"/>
    </style:style>
    <style:style style:name="co2" style:family="table-column">
      <style:table-column-properties fo:break-before="auto" style:column-width="235.94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objeví se <text:s/>vládce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měl bys utéc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mám <text:s/>svobodu! A vnést strach do srdcí smrtelníků!</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okolí Netherworlds, a procvičit si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a Nyphura. Slouží Pánu Démonů a pokusí zabít1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tráp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y v základech těch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všechna kouzla leť k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1">00.00.0000</text:date>, <text:time style:data-style-name="N2" text:time-value="22:06:35.955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7-21T22:26:23.230000000</dc:date>
    <meta:editing-duration>PT23H33M43S</meta:editing-duration>
    <meta:editing-cycles>65</meta:editing-cycles>
    <meta:document-statistic meta:table-count="1" meta:cell-count="1531" meta:object-count="0"/>
  </office:meta>
</office:document-meta>
</file>